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Data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Data.getNormalized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Data.initializeHeader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Data.setStatusCode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Data.setHeaders( NVPair [ ]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Data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Data.set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Data.replaceHostPort( String string ,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Data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Data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Data.setReas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Data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Data.ResponseData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